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="none" draw:textarea-vertical-align="middle"/>
    </style:style>
    <style:style style:name="gr2" style:family="graphic" style:parent-style-name="standard">
      <style:graphic-properties draw:fill="none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vertical-align="middl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fo:font-family="Menlo-Regular" fo:font-size="11pt" style:font-family-asian="Menlo-Regular" style:font-size-asian="11pt" style:font-family-complex="Menlo-Regular" style:font-size-complex="6.30000019073486pt"/>
    </style:style>
    <style:style style:name="T1" style:family="text">
      <style:text-properties fo:font-family="Arial" style:font-family-generic="roman" style:font-pitch="variable" fo:font-size="18pt" style:letter-kerning="true" style:font-size-asian="18pt" style:font-family-complex="'Arial Unicode MS'" style:font-family-generic-complex="system" style:font-pitch-complex="variable" style:font-size-complex="18pt"/>
    </style:style>
    <style:style style:name="T2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Menlo-Regular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rect draw:style-name="gr1" draw:text-style-name="P1" xml:id="id2" draw:id="id2" draw:layer="layout" svg:width="5.08cm" svg:height="2.794cm" svg:x="6.144cm" svg:y="1.064cm">
          <text:p text:style-name="P1">Gearman</text:p>
          <text:p text:style-name="P1">Worker</text:p>
          <text:p text:style-name="P1">PHP</text:p>
        </draw:rect>
        <draw:rect draw:style-name="gr1" draw:text-style-name="P1" xml:id="id1" draw:id="id1" draw:layer="layout" svg:width="5.08cm" svg:height="2.794cm" svg:x="19.812cm" svg:y="1.063cm">
          <text:p text:style-name="P1">Gearman</text:p>
          <text:p text:style-name="P1">Client</text:p>
          <text:p text:style-name="P1">PHP</text:p>
        </draw:rect>
        <draw:rect draw:style-name="gr1" draw:text-style-name="P1" xml:id="id3" draw:id="id3" draw:layer="layout" svg:width="7.112cm" svg:height="2.54cm" draw:transform="rotate (-1.56346594393741) translate (2.934cm 5.195cm)">
          <text:p text:style-name="P1">Repstrapfunctionslib</text:p>
          <text:p text:style-name="P1">PHP</text:p>
        </draw:rect>
        <draw:connector draw:style-name="gr2" draw:text-style-name="P1" draw:layer="layout" svg:x1="19.812cm" svg:y1="2.46cm" svg:x2="11.224cm" svg:y2="2.461cm" draw:start-shape="id1" draw:start-glue-point="3" draw:end-shape="id2" draw:end-glue-point="1" svg:d="m19812 2460h-4294v1h-4294">
          <text:p/>
        </draw:connector>
        <draw:connector draw:style-name="gr2" draw:text-style-name="P1" draw:layer="layout" svg:x1="6.144cm" svg:y1="2.461cm" svg:x2="2.96cm" svg:y2="8.751cm" draw:start-shape="id2" draw:start-glue-point="3" draw:end-shape="id3" draw:end-glue-point="0" svg:d="m6144 2461h-1579v6290h-1605">
          <text:p/>
        </draw:connector>
        <draw:rect draw:style-name="gr1" draw:text-style-name="P1" draw:layer="layout" svg:width="3.81cm" svg:height="1.904cm" svg:x="12.886cm" svg:y="0.556cm">
          <text:p text:style-name="P1">Taskjob</text:p>
          <text:p text:style-name="P1">JSON</text:p>
        </draw:rect>
        <draw:rect draw:style-name="gr1" draw:text-style-name="P1" xml:id="id4" draw:id="id4" draw:layer="layout" svg:width="5.08cm" svg:height="2.794cm" svg:x="6.143cm" svg:y="7.463cm">
          <text:p text:style-name="P1">CLI interface</text:p>
          <text:p text:style-name="P1">PHP</text:p>
        </draw:rect>
        <draw:rect draw:style-name="gr1" draw:text-style-name="P1" xml:id="id5" draw:id="id5" draw:layer="layout" svg:width="5.08cm" svg:height="2.794cm" svg:x="6.142cm" svg:y="17.062cm">
          <text:p text:style-name="P1"><text:span text:style-name="T1">Imageviewer</text:span></text:p>
          <text:p text:style-name="P1"><text:span text:style-name="T1">PHP</text:span></text:p>
        </draw:rect>
        <draw:connector draw:style-name="gr2" draw:text-style-name="P1" draw:layer="layout" svg:x1="6.143cm" svg:y1="8.86cm" svg:x2="2.96cm" svg:y2="8.751cm" draw:start-shape="id4" draw:start-glue-point="3" draw:end-shape="id3" draw:end-glue-point="0" svg:d="m6143 8860h-1578v-109h-1605">
          <text:p/>
        </draw:connector>
        <draw:connector draw:style-name="gr2" draw:text-style-name="P1" draw:layer="layout" svg:x1="6.142cm" svg:y1="18.459cm" svg:x2="2.96cm" svg:y2="8.751cm" draw:start-shape="id5" draw:start-glue-point="3" draw:end-shape="id3" draw:end-glue-point="0" svg:d="m6142 18459h-1578v-9708h-1604">
          <text:p/>
        </draw:connector>
        <draw:rect draw:style-name="gr1" draw:text-style-name="P1" xml:id="id6" draw:id="id6" draw:layer="layout" svg:width="5.08cm" svg:height="2.794cm" svg:x="17.596cm" svg:y="17.061cm">
          <text:p text:style-name="P1"><text:span text:style-name="T1">Views</text:span></text:p>
          <text:p text:style-name="P1"><text:span text:style-name="T1">PHP</text:span></text:p>
        </draw:rect>
        <draw:connector draw:style-name="gr2" draw:text-style-name="P1" draw:layer="layout" svg:x1="17.596cm" svg:y1="18.458cm" svg:x2="11.222cm" svg:y2="18.459cm" draw:start-shape="id6" draw:start-glue-point="3" draw:end-shape="id5" draw:end-glue-point="1" svg:d="m17596 18458h-3187v1h-3187">
          <text:p/>
        </draw:connector>
        <draw:rect draw:style-name="gr1" draw:text-style-name="P1" xml:id="id7" draw:id="id7" draw:layer="layout" svg:width="5.08cm" svg:height="2.794cm" svg:x="16.812cm" svg:y="7.46cm">
          <text:p text:style-name="P1"><text:span text:style-name="T1">Terminal</text:span></text:p>
          <text:p text:style-name="P1"><text:span text:style-name="T1">PHP</text:span></text:p>
        </draw:rect>
        <draw:rect draw:style-name="gr1" draw:text-style-name="P1" draw:layer="layout" svg:width="4.273cm" svg:height="1.904cm" svg:x="11.985cm" svg:y="6.955cm">
          <text:p text:style-name="P1">Loggerdataset</text:p>
          <text:p text:style-name="P1">JSON</text:p>
        </draw:rect>
        <draw:rect draw:style-name="gr1" draw:text-style-name="P1" draw:layer="layout" svg:width="4.273cm" svg:height="1.904cm" svg:x="11.985cm" svg:y="5.054cm">
          <text:p text:style-name="P1">Imgdataset</text:p>
          <text:p text:style-name="P1">JSON</text:p>
        </draw:rect>
        <draw:rect draw:style-name="gr1" draw:text-style-name="P1" draw:layer="layout" svg:width="4.273cm" svg:height="1.904cm" svg:x="11.985cm" svg:y="16.555cm">
          <text:p text:style-name="P1">Loggerdataset</text:p>
          <text:p text:style-name="P1">JSON</text:p>
        </draw:rect>
        <draw:rect draw:style-name="gr1" draw:text-style-name="P1" draw:layer="layout" svg:width="4.273cm" svg:height="1.904cm" svg:x="11.985cm" svg:y="14.654cm">
          <text:p text:style-name="P1">Imgdataset</text:p>
          <text:p text:style-name="P1">JSON</text:p>
        </draw:rect>
        <draw:connector draw:style-name="gr2" draw:text-style-name="P1" draw:layer="layout" svg:x1="16.812cm" svg:y1="8.857cm" svg:x2="11.223cm" svg:y2="8.86cm" draw:start-shape="id7" draw:start-glue-point="3" draw:end-shape="id4" draw:end-glue-point="1" svg:d="m16812 8857h-2794v3h-2795">
          <text:p/>
        </draw:connector>
        <draw:rect draw:style-name="gr1" draw:text-style-name="P1" draw:layer="layout" svg:width="4.273cm" svg:height="1.904cm" svg:x="11.985cm" svg:y="12.753cm">
          <text:p text:style-name="P1">Taskjob3</text:p>
          <text:p text:style-name="P1">JSON</text:p>
        </draw:rect>
        <draw:rect draw:style-name="gr1" draw:text-style-name="P1" draw:layer="layout" svg:width="4.273cm" svg:height="1.904cm" draw:transform="rotate (-1.58249003278415) translate (26.298cm 5.98cm)">
          <text:p text:style-name="P1">Tasklogger</text:p>
          <text:p text:style-name="P1">JSON</text:p>
        </draw:rect>
        <draw:rect draw:style-name="gr1" draw:text-style-name="P1" xml:id="id8" draw:id="id8" draw:layer="layout" svg:width="3.491cm" svg:height="1.98cm" svg:x="22.284cm" svg:y="12.054cm">
          <text:p text:style-name="P1"><text:span text:style-name="T1">my_script.js</text:span></text:p>
          <text:p text:style-name="P1"><text:span text:style-name="T1">Javascript</text:span></text:p>
        </draw:rect>
        <draw:connector draw:style-name="gr2" draw:text-style-name="P1" draw:layer="layout" svg:x1="24.892cm" svg:y1="2.46cm" svg:x2="25.775cm" svg:y2="13.044cm" draw:start-shape="id1" draw:start-glue-point="1" draw:end-shape="id8" svg:d="m24892 2460h1384v10584h-501">
          <text:p/>
        </draw:connector>
        <draw:connector draw:style-name="gr2" draw:text-style-name="P1" draw:layer="layout" svg:x1="24.029cm" svg:y1="14.034cm" svg:x2="22.676cm" svg:y2="18.458cm" draw:start-shape="id8" draw:start-glue-point="2" draw:end-shape="id6" draw:end-glue-point="1" svg:d="m24029 14034v4424h-1353">
          <text:p/>
        </draw:connector>
        <draw:rect draw:style-name="gr1" draw:text-style-name="P1" draw:layer="layout" svg:width="4.273cm" svg:height="1.904cm" svg:x="11.985cm" svg:y="18.454cm">
          <text:p text:style-name="P1">Pythoncode</text:p>
          <text:p text:style-name="P1">JSON</text:p>
        </draw:rect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rect draw:style-name="gr1" draw:text-style-name="P1" xml:id="id10" draw:id="id10" draw:layer="layout" svg:width="5.08cm" svg:height="2.794cm" svg:x="7.641cm" svg:y="5.362cm">
          <text:p text:style-name="P1"><text:span text:style-name="T1">Imageviewer</text:span></text:p>
          <text:p text:style-name="P1"><text:span text:style-name="T1">PHP</text:span></text:p>
        </draw:rect>
        <draw:rect draw:style-name="gr1" draw:text-style-name="P1" xml:id="id9" draw:id="id9" draw:layer="layout" svg:width="5.08cm" svg:height="2.794cm" svg:x="19.095cm" svg:y="5.361cm">
          <text:p text:style-name="P1"><text:span text:style-name="T1">Views</text:span></text:p>
          <text:p text:style-name="P1"><text:span text:style-name="T1">PHP</text:span></text:p>
        </draw:rect>
        <draw:connector draw:style-name="gr2" draw:text-style-name="P1" draw:layer="layout" svg:x1="19.095cm" svg:y1="6.758cm" svg:x2="12.721cm" svg:y2="6.759cm" draw:start-shape="id9" draw:start-glue-point="3" draw:end-shape="id10" draw:end-glue-point="1" svg:d="m19095 6758h-3187v1h-3187">
          <text:p/>
        </draw:connector>
        <draw:rect draw:style-name="gr1" draw:text-style-name="P1" draw:layer="layout" svg:width="4.273cm" svg:height="1.904cm" svg:x="13.484cm" svg:y="4.855cm">
          <text:p text:style-name="P1">Loggerdataset</text:p>
          <text:p text:style-name="P1">JSON</text:p>
        </draw:rect>
        <draw:rect draw:style-name="gr1" draw:text-style-name="P1" draw:layer="layout" svg:width="4.273cm" svg:height="1.904cm" svg:x="13.484cm" svg:y="2.954cm">
          <text:p text:style-name="P1">Imgdataset</text:p>
          <text:p text:style-name="P1">JSON</text:p>
        </draw:rect>
        <draw:rect draw:style-name="gr1" draw:text-style-name="P1" draw:layer="layout" svg:width="4.273cm" svg:height="1.904cm" svg:x="13.484cm" svg:y="1.053cm">
          <text:p text:style-name="P1">Taskjob3</text:p>
          <text:p text:style-name="P1">JSON</text:p>
        </draw:rect>
        <draw:rect draw:style-name="gr1" draw:text-style-name="P1" draw:layer="layout" svg:width="4.273cm" svg:height="1.904cm" svg:x="13.484cm" svg:y="6.754cm">
          <text:p text:style-name="P1">Pythoncode</text:p>
          <text:p text:style-name="P1">JSON</text:p>
        </draw:rect>
        <draw:rect draw:style-name="gr1" draw:text-style-name="P1" xml:id="id11" draw:id="id11" draw:layer="layout" svg:width="7.112cm" svg:height="2.54cm" draw:transform="rotate (-1.56346594393741) translate (4.433cm 3.194cm)">
          <text:p text:style-name="P1">Repstrapfunctionslib</text:p>
          <text:p text:style-name="P1">PHP</text:p>
        </draw:rect>
        <draw:connector draw:style-name="gr2" draw:text-style-name="P1" draw:layer="layout" svg:x1="7.641cm" svg:y1="6.759cm" svg:x2="4.459cm" svg:y2="6.75cm" draw:start-shape="id10" draw:start-glue-point="3" draw:end-shape="id11" svg:d="m7641 6759h-1578v-9h-1604">
          <text:p/>
        </draw:connector>
        <draw:rect draw:style-name="gr1" draw:text-style-name="P1" xml:id="id12" draw:id="id12" draw:layer="layout" svg:width="5.08cm" svg:height="2.794cm" svg:x="5.44cm" svg:y="17.161cm">
          <text:p text:style-name="P1"><text:span text:style-name="T1">Wellmap</text:span></text:p>
          <text:p text:style-name="P1"><text:span text:style-name="T1">Python</text:span></text:p>
        </draw:rect>
        <draw:rect draw:style-name="gr1" draw:text-style-name="P1" xml:id="id13" draw:id="id13" draw:layer="layout" svg:width="5.439cm" svg:height="2.794cm" svg:x="5.28cm" svg:y="12.76cm">
          <text:p text:style-name="P1"><text:span text:style-name="T1">Headcam</text:span></text:p>
          <text:p text:style-name="P1"><text:span text:style-name="T1">Img.processing.php</text:span></text:p>
          <text:p text:style-name="P1"><text:span text:style-name="T1">Processingjs</text:span></text:p>
        </draw:rect>
        <draw:rect draw:style-name="gr1" draw:text-style-name="P1" draw:layer="layout" svg:width="3.511cm" svg:height="1.904cm" draw:transform="skewX (-0.0020943951023928) rotate (-1.57812670965416) translate (7.985cm 8.873cm)">
          <text:p text:style-name="P1">Imgdataset</text:p>
          <text:p text:style-name="P1">JSON</text:p>
        </draw:rect>
        <draw:connector draw:style-name="gr2" draw:text-style-name="P1" draw:layer="layout" svg:x1="7.98cm" svg:y1="17.161cm" svg:x2="7.999cm" svg:y2="15.554cm" draw:start-shape="id12" draw:start-glue-point="0" draw:end-shape="id13" draw:end-glue-point="2" svg:d="m7980 17161v-803h19v-804">
          <text:p/>
        </draw:connector>
        <draw:connector draw:style-name="gr2" draw:text-style-name="P1" draw:layer="layout" svg:x1="7.999cm" svg:y1="12.76cm" svg:x2="10.181cm" svg:y2="8.156cm" draw:start-shape="id13" draw:start-glue-point="0" draw:end-shape="id10" draw:end-glue-point="2" svg:d="m7999 12760v-2302h2182v-2302">
          <text:p/>
        </draw:connector>
        <draw:rect draw:style-name="gr1" draw:text-style-name="P1" xml:id="id14" draw:id="id14" draw:layer="layout" svg:width="5.857cm" svg:height="2.794cm" svg:x="14.339cm" svg:y="17.36cm">
          <text:p text:style-name="P1"><text:span text:style-name="T1">Gearman.caller</text:span></text:p>
          <text:p text:style-name="P1"><text:span text:style-name="T1">.image.proc.py</text:span></text:p>
          <text:p text:style-name="P1"><text:span text:style-name="T1">Python</text:span></text:p>
        </draw:rect>
        <draw:rect draw:style-name="gr1" draw:text-style-name="P1" xml:id="id15" draw:id="id15" draw:layer="layout" svg:width="6.266cm" svg:height="2.794cm" svg:x="14.138cm" svg:y="9.859cm">
          <text:p text:style-name="P1"><text:span text:style-name="T1">Stroboscope</text:span></text:p>
          <text:p text:style-name="P2"><text:span text:style-name="T2">strob.img.inc.php</text:span></text:p>
          <text:p text:style-name="P1"><text:span text:style-name="T1">PHP/Processingjs</text:span></text:p>
        </draw:rect>
        <draw:connector draw:style-name="gr2" draw:text-style-name="P1" draw:layer="layout" svg:x1="17.267cm" svg:y1="17.36cm" svg:x2="17.271cm" svg:y2="12.653cm" draw:start-shape="id14" draw:start-glue-point="0" draw:end-shape="id15" draw:end-glue-point="2" svg:d="m17267 17360v-2353h4v-2354">
          <text:p/>
        </draw:connector>
        <draw:connector draw:style-name="gr2" draw:text-style-name="P1" draw:layer="layout" svg:x1="10.181cm" svg:y1="8.156cm" svg:x2="17.271cm" svg:y2="9.859cm" draw:start-shape="id10" draw:start-glue-point="2" draw:end-shape="id15" draw:end-glue-point="0" svg:d="m10181 8156v852h7090v851">
          <text:p/>
        </draw:connector>
        <draw:rect draw:style-name="gr1" draw:text-style-name="P1" draw:layer="layout" svg:width="3.82cm" svg:height="2.518cm" draw:transform="skewX (-0.004363323129985) rotate (-1.57969750598096) translate (17.284cm 13.164cm)">
          <text:p text:style-name="P1">Gearman</text:p>
          <text:p text:style-name="P1">strobdataset</text:p>
          <text:p text:style-name="P1">JSON</text:p>
        </draw:rect>
        <draw:rect draw:style-name="gr1" draw:text-style-name="P1" draw:layer="layout" svg:width="3.82cm" svg:height="2.518cm" draw:transform="skewX (-0.004363323129985) rotate (-1.57969750598096) translate (19.783cm 13.164cm)">
          <text:p text:style-name="P1">Strobdataset</text:p>
          <text:p text:style-name="P1">processing</text:p>
          <text:p text:style-name="P1">JSON</text:p>
        </draw:rect>
        <draw:rect draw:style-name="gr1" draw:text-style-name="P1" draw:layer="layout" svg:width="3.82cm" svg:height="2.518cm" draw:transform="skewX (-0.004363323129985) rotate (-1.57969750598096) translate (14.783cm 13.164cm)">
          <text:p text:style-name="P1">Gearman</text:p>
          <text:p text:style-name="P1">stroblog</text:p>
          <text:p text:style-name="P1">JSON</text:p>
        </draw:rect>
        <draw:rect draw:style-name="gr1" draw:text-style-name="P1" xml:id="id16" draw:id="id16" draw:layer="layout" svg:width="5.08cm" svg:height="2.794cm" svg:x="6.143cm" svg:y="1.063cm">
          <text:p text:style-name="P1">Gearman</text:p>
          <text:p text:style-name="P1">Worker</text:p>
          <text:p text:style-name="P1">PHP</text:p>
        </draw:rect>
        <draw:connector draw:style-name="gr4" draw:text-style-name="P1" draw:layer="layout" svg:x1="3.163cm" svg:y1="3.203cm" svg:x2="6.143cm" svg:y2="2.46cm" draw:start-shape="id11" draw:start-glue-point="3" draw:end-shape="id16" draw:end-glue-point="3" svg:d="m3163 3203v-743h2980">
          <text:p/>
        </draw:connector>
        <draw:connector draw:style-name="gr4" draw:text-style-name="P1" draw:layer="layout" draw:line-skew="0cm 5.211cm" svg:x1="8.683cm" svg:y1="1.063cm" svg:x2="20.196cm" svg:y2="18.757cm" draw:start-shape="id16" draw:start-glue-point="0" draw:end-shape="id14" draw:end-glue-point="1" svg:d="m8683 1063v-501h17225v18195h-5712">
          <text:p/>
        </draw:connector>
        <draw:connector draw:style-name="gr4" draw:text-style-name="P1" draw:layer="layout" draw:line-skew="0cm -4.2cm" svg:x1="8.683cm" svg:y1="1.063cm" svg:x2="5.28cm" svg:y2="14.157cm" draw:start-shape="id16" draw:start-glue-point="0" draw:end-shape="id13" draw:end-glue-point="3" svg:d="m8683 1063v-501h-8175v13595h4772">
          <text:p/>
        </draw:connector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rect draw:style-name="gr1" draw:text-style-name="P1" xml:id="id20" draw:id="id20" draw:layer="layout" svg:width="7.112cm" svg:height="2.54cm" draw:transform="rotate (0.003490658503988) translate (9.16cm 0.533cm)">
          <text:p text:style-name="P1">Repstrapfunctionslib</text:p>
          <text:p text:style-name="P1">PHP</text:p>
          <text:p text:style-name="P1">Telnet client</text:p>
        </draw:rect>
        <draw:rect draw:style-name="gr1" draw:text-style-name="P1" xml:id="id18" draw:id="id18" draw:layer="layout" svg:width="5.336cm" svg:height="2.54cm" draw:transform="skewX (0.0019198621771934) rotate (0.0047123889803838) translate (0.499cm 9.169cm)">
          <text:p text:style-name="P1">Smoothie Socket</text:p>
          <text:p text:style-name="P1">Python</text:p>
        </draw:rect>
        <draw:rect draw:style-name="gr1" draw:text-style-name="P1" xml:id="id17" draw:id="id17" draw:layer="layout" svg:width="4.82cm" svg:height="2.54cm" draw:transform="skewX (0.0027925268031904) rotate (0.005235987755982) translate (0.516cm 5.334cm)">
          <text:p text:style-name="P1">Smoothie ARM</text:p>
          <text:p text:style-name="P1">(Smoothiepi)</text:p>
        </draw:rect>
        <draw:rect draw:style-name="gr1" draw:text-style-name="P1" xml:id="id19" draw:id="id19" draw:layer="layout" svg:width="4.213cm" svg:height="2.54cm" draw:transform="skewX (0.003490658503988) rotate (0.0059341194567796) translate (0.653cm 14.058cm)">
          <text:p text:style-name="P1">Azteeg XYZ</text:p>
          <text:p text:style-name="P1">Reprap</text:p>
        </draw:rect>
        <draw:connector draw:style-name="gr2" draw:text-style-name="P1" draw:layer="layout" svg:x1="2.932cm" svg:y1="7.861cm" svg:x2="3.167cm" svg:y2="9.156cm" draw:start-shape="id17" draw:start-glue-point="2" draw:end-shape="id18" draw:end-glue-point="0" svg:d="m2932 7861v648h235v647">
          <text:p/>
        </draw:connector>
        <draw:connector draw:style-name="gr2" draw:text-style-name="P1" draw:layer="layout" svg:x1="3.174cm" svg:y1="11.696cm" svg:x2="2.759cm" svg:y2="14.046cm" draw:start-shape="id18" draw:start-glue-point="2" draw:end-shape="id19" draw:end-glue-point="0" svg:d="m3174 11696v1175h-415v1175">
          <text:p/>
        </draw:connector>
        <draw:connector draw:style-name="gr2" draw:text-style-name="P1" draw:layer="layout" svg:x1="2.926cm" svg:y1="5.321cm" svg:x2="12.725cm" svg:y2="3.061cm" draw:start-shape="id17" draw:start-glue-point="0" draw:end-shape="id20" draw:end-glue-point="2" svg:d="m2926 5321v-1130h9799v-1130">
          <text:p/>
        </draw:connector>
        <draw:rect draw:style-name="gr1" draw:text-style-name="P1" xml:id="id21" draw:id="id21" draw:layer="layout" svg:width="4.82cm" svg:height="2.54cm" draw:transform="skewX (0.0027925268031904) rotate (0.005235987755982) translate (5.774cm 5.76cm)">
          <text:p text:style-name="P1">Webserver ARM</text:p>
          <text:p text:style-name="P1">(Marlinpi)</text:p>
        </draw:rect>
        <draw:rect draw:style-name="gr1" draw:text-style-name="P1" xml:id="id22" draw:id="id22" draw:layer="layout" svg:width="4.566cm" svg:height="2.54cm" draw:transform="skewX (0.0031415926535892) rotate (0.0054105206811814) translate (6.096cm 9.687cm)">
          <text:p text:style-name="P1">Power Relay </text:p>
          <text:p text:style-name="P1">Socket</text:p>
          <text:p text:style-name="P1">Python</text:p>
        </draw:rect>
        <draw:rect draw:style-name="gr1" draw:text-style-name="P1" xml:id="id30" draw:id="id30" draw:layer="layout" svg:width="4.512cm" svg:height="2.54cm" draw:transform="skewX (0.0031415926535892) rotate (0.0055850536063808) translate (5.896cm 14.078cm)">
          <text:p text:style-name="P1">Arduino Relay </text:p>
          <text:p text:style-name="P1">Shield</text:p>
        </draw:rect>
        <draw:connector draw:style-name="gr2" draw:text-style-name="P1" draw:layer="layout" svg:x1="8.184cm" svg:y1="5.747cm" svg:x2="12.725cm" svg:y2="3.061cm" draw:start-shape="id21" draw:start-glue-point="0" draw:end-shape="id20" draw:end-glue-point="2" svg:d="m8184 5747v-1343h4541v-1343">
          <text:p/>
        </draw:connector>
        <draw:rect draw:style-name="gr1" draw:text-style-name="P1" xml:id="id25" draw:id="id25" draw:layer="layout" svg:width="4.82cm" svg:height="2.54cm" draw:transform="skewX (0.0027925268031904) rotate (0.005235987755982) translate (10.946cm 5.887cm)">
          <text:p text:style-name="P1">Device ARM</text:p>
          <text:p text:style-name="P1">(Wavepi)</text:p>
        </draw:rect>
        <draw:connector draw:style-name="gr2" draw:text-style-name="P1" draw:layer="layout" svg:x1="8.379cm" svg:y1="9.675cm" svg:x2="8.19cm" svg:y2="8.287cm" draw:start-shape="id22" draw:start-glue-point="0" draw:end-shape="id21" draw:end-glue-point="2" svg:d="m8379 9675v-694h-189v-694">
          <text:p/>
        </draw:connector>
        <draw:rect draw:style-name="gr1" draw:text-style-name="P1" xml:id="id24" draw:id="id24" draw:layer="layout" svg:width="7.657cm" svg:height="3.259cm" draw:transform="skewX (0.0012217304763958) rotate (0.004363323129985) translate (11.153cm 9.695cm)">
          <text:p text:style-name="P1">Device Socket</text:p>
          <text:p text:style-name="P1">Wash, Dry, Pressure,</text:p>
          <text:p text:style-name="P1">Fan, Headcam LED, LAC</text:p>
          <text:p text:style-name="P1">Python</text:p>
        </draw:rect>
        <draw:rect draw:style-name="gr1" draw:text-style-name="P1" xml:id="id23" draw:id="id23" draw:layer="layout" svg:width="5.835cm" svg:height="2.54cm" draw:transform="skewX (0.0015707963267946) rotate (0.004363323129985) translate (11.162cm 13.786cm)">
          <text:p text:style-name="P1">Arduino </text:p>
          <text:p text:style-name="P1">POWER MOSFET </text:p>
          <text:p text:style-name="P1">Shield</text:p>
        </draw:rect>
        <draw:connector draw:style-name="gr2" draw:text-style-name="P1" draw:layer="layout" svg:x1="14.079cm" svg:y1="13.773cm" svg:x2="14.991cm" svg:y2="12.937cm" draw:start-shape="id23" draw:start-glue-point="0" draw:end-shape="id24" draw:end-glue-point="2" svg:d="m14079 13773v-415h912v-421">
          <text:p/>
        </draw:connector>
        <draw:connector draw:style-name="gr2" draw:text-style-name="P1" draw:layer="layout" svg:x1="14.981cm" svg:y1="9.678cm" svg:x2="13.362cm" svg:y2="8.414cm" draw:start-shape="id24" draw:start-glue-point="0" draw:end-shape="id25" draw:end-glue-point="2" svg:d="m14981 9678v-633h-1619v-631">
          <text:p/>
        </draw:connector>
        <draw:connector draw:style-name="gr2" draw:text-style-name="P1" draw:layer="layout" svg:x1="13.356cm" svg:y1="5.874cm" svg:x2="12.725cm" svg:y2="3.061cm" draw:start-shape="id25" draw:end-shape="id20" draw:end-glue-point="2" svg:d="m13356 5874v-1406h-631v-1407">
          <text:p/>
        </draw:connector>
        <draw:rect draw:style-name="gr1" draw:text-style-name="P1" xml:id="id26" draw:id="id26" draw:layer="layout" svg:width="4.821cm" svg:height="1.786cm" draw:transform="skewX (0.0005235987755982) rotate (0.0036651914291874) translate (10.7cm 17.772cm)">
          <text:p text:style-name="P1">Pololu LAC</text:p>
        </draw:rect>
        <draw:connector draw:style-name="gr2" draw:text-style-name="P1" draw:layer="layout" svg:x1="14.086cm" svg:y1="16.313cm" svg:x2="13.11cm" svg:y2="17.763cm" draw:start-shape="id23" draw:start-glue-point="2" draw:end-shape="id26" draw:end-glue-point="0" svg:d="m14086 16313v727h-976v723">
          <text:p/>
        </draw:connector>
        <draw:rect draw:style-name="gr1" draw:text-style-name="P1" xml:id="id27" draw:id="id27" draw:layer="layout" svg:width="5.99cm" svg:height="2.83cm" draw:transform="skewX (0.0024434609527916) rotate (0.0045378560551844) translate (16.11cm 5.044cm)">
          <text:p text:style-name="P1">Function Generator </text:p>
          <text:p text:style-name="P1">ARM</text:p>
          <text:p text:style-name="P1">(Piezostrobpi)</text:p>
        </draw:rect>
        <draw:connector draw:style-name="gr2" draw:text-style-name="P1" draw:layer="layout" svg:x1="12.725cm" svg:y1="3.061cm" svg:x2="19.105cm" svg:y2="5.03cm" draw:start-shape="id20" draw:start-glue-point="2" draw:end-shape="id27" draw:end-glue-point="0" svg:d="m12725 3061v984h6380v985">
          <text:p/>
        </draw:connector>
        <draw:rect draw:style-name="gr1" draw:text-style-name="P1" xml:id="id28" draw:id="id28" draw:layer="layout" svg:width="4.091cm" svg:height="2.54cm" draw:transform="skewX (0.004363323129985) rotate (0.006108652381979) translate (19.196cm 9.787cm)">
          <text:p text:style-name="P1">DAC socket</text:p>
          <text:p text:style-name="P1">Python</text:p>
        </draw:rect>
        <draw:connector draw:style-name="gr2" draw:text-style-name="P1" draw:layer="layout" svg:x1="19.111cm" svg:y1="7.86cm" svg:x2="21.241cm" svg:y2="9.775cm" draw:start-shape="id27" draw:start-glue-point="2" draw:end-shape="id28" draw:end-glue-point="0" svg:d="m19111 7860v958h2130v957">
          <text:p/>
        </draw:connector>
        <draw:rect draw:style-name="gr1" draw:text-style-name="P1" xml:id="id29" draw:id="id29" draw:layer="layout" svg:width="5.835cm" svg:height="2.54cm" draw:transform="skewX (0.0015707963267946) rotate (0.004363323129985) translate (17.861cm 13.786cm)">
          <text:p text:style-name="P1">Arduino </text:p>
          <text:p text:style-name="P1">DAC OP-AMP </text:p>
          <text:p text:style-name="P1">Shield</text:p>
        </draw:rect>
        <draw:connector draw:style-name="gr2" draw:text-style-name="P1" draw:layer="layout" svg:x1="21.245cm" svg:y1="12.315cm" svg:x2="20.778cm" svg:y2="13.773cm" draw:start-shape="id28" draw:start-glue-point="2" draw:end-shape="id29" draw:end-glue-point="0" svg:d="m21245 12315v729h-467v729">
          <text:p/>
        </draw:connector>
        <draw:connector draw:style-name="gr2" draw:text-style-name="P1" draw:layer="layout" svg:x1="8.385cm" svg:y1="12.215cm" svg:x2="8.152cm" svg:y2="14.065cm" draw:start-shape="id22" draw:start-glue-point="2" draw:end-shape="id30" draw:end-glue-point="0" svg:d="m8385 12215v925h-233v925">
          <text:p/>
        </draw:connector>
        <draw:rect draw:style-name="gr1" draw:text-style-name="P1" xml:id="id31" draw:id="id31" draw:layer="layout" svg:width="5.99cm" svg:height="2.83cm" draw:transform="skewX (0.0024434609527916) rotate (0.0045378560551844) translate (21.59cm 1.996cm)">
          <text:p text:style-name="P1">Syringe pump </text:p>
          <text:p text:style-name="P1">ARM</text:p>
          <text:p text:style-name="P1">(Webheadcampi)</text:p>
        </draw:rect>
        <draw:rect draw:style-name="gr1" draw:text-style-name="P1" xml:id="id32" draw:id="id32" draw:layer="layout" svg:width="4.091cm" svg:height="2.54cm" draw:transform="skewX (0.004363323129985) rotate (0.006108652381979) translate (23.622cm 9.677cm)">
          <text:p text:style-name="P1">Syringe </text:p>
          <text:p text:style-name="P1">pump socket</text:p>
          <text:p text:style-name="P1">Python</text:p>
        </draw:rect>
        <draw:connector draw:style-name="gr2" draw:text-style-name="P1" draw:layer="layout" svg:x1="16.276cm" svg:y1="1.778cm" svg:x2="21.593cm" svg:y2="3.411cm" draw:start-shape="id20" draw:start-glue-point="1" draw:end-shape="id31" draw:end-glue-point="3" svg:d="m16276 1778h2660v1633h2657">
          <text:p/>
        </draw:connector>
        <draw:connector draw:style-name="gr2" draw:text-style-name="P1" draw:layer="layout" svg:x1="24.591cm" svg:y1="4.812cm" svg:x2="25.667cm" svg:y2="9.665cm" draw:start-shape="id31" draw:start-glue-point="2" draw:end-shape="id32" draw:end-glue-point="0" svg:d="m24591 4812v2427h1076v2426">
          <text:p/>
        </draw:connector>
        <draw:rect draw:style-name="gr1" draw:text-style-name="P1" xml:id="id33" draw:id="id33" draw:layer="layout" svg:width="5.704cm" svg:height="2.54cm" draw:transform="skewX (0.0019198621771934) rotate (0.004363323129985) translate (21.336cm 16.789cm)">
          <text:p text:style-name="P1">Tricontinent/Cavro</text:p>
          <text:p text:style-name="P1">Pump </text:p>
          <text:p text:style-name="P1">Controller</text:p>
        </draw:rect>
        <draw:connector draw:style-name="gr2" draw:text-style-name="P1" draw:layer="layout" svg:x1="25.671cm" svg:y1="12.205cm" svg:x2="24.188cm" svg:y2="16.777cm" draw:start-shape="id32" draw:start-glue-point="2" draw:end-shape="id33" draw:end-glue-point="0" svg:d="m25671 12205v2286h-1483v2286">
          <text:p/>
        </draw:connector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1-01T12:25:22</meta:creation-date>
    <meta:editing-duration>PT5H2M57S</meta:editing-duration>
    <meta:editing-cycles>24</meta:editing-cycles>
    <dc:date>2015-02-05T13:28:33</dc:date>
    <meta:generator>OpenOffice.org/3.4.1$Unix OpenOffice.org_project/341m1$Build-9593</meta:generator>
    <meta:document-statistic meta:object-count="109"/>
  </office:meta>
</office:document-meta>
</file>